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1"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background-color="#ffff00"/>
    </style:style>
    <style:style style:name="P3" style:family="paragraph" style:parent-style-name="Standard">
      <style:text-properties officeooo:paragraph-rsid="001f150e"/>
    </style:style>
    <style:style style:name="P4" style:family="paragraph" style:parent-style-name="Standard">
      <style:paragraph-properties fo:margin-left="-0.25in" fo:margin-right="0in" fo:text-indent="0in" style:auto-text-indent="false"/>
    </style:style>
    <style:style style:name="P5" style:family="paragraph" style:parent-style-name="Standard">
      <style:paragraph-properties fo:margin-left="-0.25in" fo:margin-right="0in" fo:text-indent="0in" style:auto-text-indent="false"/>
      <style:text-properties fo:background-color="#ffff00"/>
    </style:style>
    <style:style style:name="P6" style:family="paragraph" style:parent-style-name="Standard">
      <style:paragraph-properties fo:margin-left="0.5in" fo:margin-right="0in" fo:text-indent="-0.5in" style:auto-text-indent="false"/>
    </style:style>
    <style:style style:name="P7" style:family="paragraph" style:parent-style-name="Header">
      <style:paragraph-properties>
        <style:tab-stops/>
      </style:paragraph-properties>
    </style:style>
    <style:style style:name="P8" style:family="paragraph" style:parent-style-name="Header">
      <style:paragraph-properties fo:break-before="page">
        <style:tab-stops/>
      </style:paragraph-properties>
    </style:style>
    <style:style style:name="P9" style:family="paragraph" style:parent-style-name="Heading_20_1">
      <style:paragraph-properties fo:margin-left="-0.1252in" fo:margin-right="0in" fo:text-indent="0in" style:auto-text-indent="false"/>
    </style:style>
    <style:style style:name="P10" style:family="paragraph" style:parent-style-name="Standard" style:master-page-name="Standard">
      <style:paragraph-properties style:page-number="auto"/>
    </style:style>
    <style:style style:name="P11" style:family="paragraph" style:parent-style-name="Standard" style:list-style-name="WW8Num4"/>
    <style:style style:name="P12" style:family="paragraph" style:parent-style-name="Standard" style:list-style-name="WW8Num7"/>
    <style:style style:name="P13" style:family="paragraph" style:parent-style-name="Standard" style:list-style-name="WW8Num7">
      <style:text-properties fo:background-color="transparent"/>
    </style:style>
    <style:style style:name="P14" style:family="paragraph" style:parent-style-name="Standard">
      <style:text-properties officeooo:paragraph-rsid="0022ff4a"/>
    </style:style>
    <style:style style:name="T1" style:family="text">
      <style:text-properties style:font-name="Courier New" style:font-name-complex="Courier New"/>
    </style:style>
    <style:style style:name="T2" style:family="text">
      <style:text-properties style:font-name="Courier New" fo:background-color="transparent" loext:char-shading-value="0" style:font-name-complex="Courier New"/>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Times New Roman"/>
    </style:style>
    <style:style style:name="T7" style:family="text">
      <style:text-properties style:font-name="Times New Roman" style:font-name-complex="Courier New"/>
    </style:style>
    <style:style style:name="T8" style:family="text">
      <style:text-properties officeooo:rsid="001cf4ef"/>
    </style:style>
    <style:style style:name="T9" style:family="text">
      <style:text-properties officeooo:rsid="001f150e"/>
    </style:style>
    <style:style style:name="T10" style:family="text">
      <style:text-properties officeooo:rsid="001fa2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5-799 Linux Lab Exercise #2 – Package Management <text:s/></text:p>
      <text:p text:style-name="P2"/>
      <text:p text:style-name="Standard">Objectives for students:</text:p>
      <text:p text:style-name="Standard"/>
      <text:list xml:id="list1849492740286981313" text:style-name="WW8Num4">
        <text:list-item>
          <text:p text:style-name="P11">Learn where to find software of various types.</text:p>
        </text:list-item>
        <text:list-item>
          <text:p text:style-name="P11">Go through the process of attempting to install software from an original source package.</text:p>
        </text:list-item>
        <text:list-item>
          <text:p text:style-name="P11">Perform package management tasks in CentOS with <text:span text:style-name="T1">rpm</text:span><text:span text:style-name="T7"> &amp; </text:span><text:span text:style-name="T1">yum</text:span><text:span text:style-name="T2">.</text:span></text:p>
        </text:list-item>
        <text:list-item>
          <text:p text:style-name="P11">Perform package management tasks in Ubuntu with <text:span text:style-name="T1">dpkg</text:span>, <text:span text:style-name="T1">apt-*</text:span> and <text:span text:style-name="T1">Software Center</text:span>.</text:p>
        </text:list-item>
        <text:list-item>
          <text:p text:style-name="P11">Experience firsthand the difficulties with source-based packages and non-dependency resolving package management tools, then experience the ease of dependency-resolving tools.</text:p>
        </text:list-item>
      </text:list>
      <text:p text:style-name="Standard"/>
      <text:p text:style-name="Standard">This is a graded lab assignment worth 14 points (+1 extra credit possible). You are not expected to finish it in class tonight. The final step of the assignment is to submit a writeup of your experience during this lab.</text:p>
      <text:p text:style-name="Standard"/>
      <text:p text:style-name="Standard">This lab exercise does not list the specific commands to use at every stage. Rather, it describes the task you are to accomplish, and it is your responsibility to determine the suitable command for each task based on the lecture notes &amp; links.</text:p>
      <text:p text:style-name="Standard"/>
      <text:p text:style-name="P4">Steps: <text:s/>1. <text:s/>CentOS package management via <text:span text:style-name="T1">rpm</text:span> and <text:span text:style-name="T1">yum</text:span>.</text:p>
      <text:p text:style-name="P4"/>
      <text:p text:style-name="P3"><text:span text:style-name="T9">Take a</text:span> Snapshot <text:span text:style-name="T9">of your CentOS VM in </text:span>VirtualBox. If you mess up your system you can Revert to this later.</text:p>
      <text:p text:style-name="Standard"><text:line-break/>Update your CentOS to include the latest available updates – run System-&gt;Administration-&gt;Software Update and install the updates. If Software Update shows “waiting in queue” at the bottom, that means some other package management program is running, likely the behind-the scenes updater, which should show up as as orange star in the CentOS top status bar. </text:p>
      <text:p text:style-name="P14"><text:tab/>The first time you run updates you may get a warning about “Importing GPG key, CentOS 6 Official Signing Key”. This is OK, allow it. </text:p>
      <text:p text:style-name="P14"><text:tab/>All the updating could take a long time depending on your bandwidth and how many updates – start this part when you have something else to do.</text:p>
      <text:p text:style-name="Standard"/>
      <text:h text:style-name="P9" text:outline-level="1">Command line – rpm</text:h>
      <text:p text:style-name="Standard"/>
      <text:p text:style-name="Standard">Log in as your normal user and open a shell (Terminal) window. Switch over to the root user via the </text:p>
      <text:p text:style-name="Standard">“<text:span text:style-name="T5">su -</text:span>” command, entering the root password when asked. Your prompt should now end with a “<text:span text:style-name="T5">#</text:span>” instead of a “<text:span text:style-name="T5">$</text:span>”.</text:p>
      <text:p text:style-name="Standard"/>
      <text:p text:style-name="Standard"><text:s/>Examine the list of all installed packages. How many X.org X-Windows related packages are there? (hint: they all contain “<text:span text:style-name="T1">xorg</text:span>” in their name. You may want to “pipe” the output to the <text:span text:style-name="T1">sort</text:span> or <text:span text:style-name="T1">grep</text:span> commands for this). <text:s/>List the details of the main <text:span text:style-name="T1">xorg‑x11-server-Xorg</text:span> package. List the files of that package so you can see where its files are in the directory structure. </text:p>
      <text:p text:style-name="Standard"/>
      <text:p text:style-name="Standard">List the details of the “<text:span text:style-name="T1">wget</text:span>” package. Try removing it. Now list the details of the package that needs “<text:span text:style-name="T1">wget</text:span>” and is preventing its removal. Now try removing the “<text:span text:style-name="T1">ipa-client</text:span>” package first. Verify that its removal succeeded. Now try removing “<text:span text:style-name="T1">wget</text:span>”.</text:p>
      <text:p text:style-name="Standard"/>
      <text:p text:style-name="Standard"><text:soft-page-break/>Download the <text:span text:style-name="T1">wget</text:span> and <text:span text:style-name="T1">ipa-client</text:span> packages from the Blackboard Lab 2 assignment page or <text:a xlink:type="simple" xlink:href="http://linuxclass.heinz.cmu.edu/labs/" text:style-name="Internet_20_link" text:visited-style-name="Visited_20_Internet_20_Link"><text:span text:style-name="Internet_20_link">linuxclass.heinz.cmu.edu/labs/</text:span></text:a> and reinstall them using <text:span text:style-name="T1">rpm</text:span>. </text:p>
      <text:p text:style-name="P7"/>
      <text:p text:style-name="Standard">Find a 3<text:span text:style-name="T3">rd</text:span>-party RPM file (i.e not from CentOS.org or RedHat) on the Internet (sourceforge.net, EPEL, RPMFusion, etc). This can be any kind of program – game, utility, media player, etc. </text:p>
      <text:p text:style-name="Standard"/>
      <text:p text:style-name="Standard">Download and attempt to install it. It may fail due to missing dependencies. If you want, you can try to find and install the packages necessary for your RPM to work, but it is not required for the lab. You have to try the initial install, but you don’t have to get it to work. In some cases it is not actually possible to install some dependencies, because they cannot coexist with certain other installed packages.</text:p>
      <text:h text:style-name="P9" text:outline-level="1"/>
      <text:h text:style-name="P9" text:outline-level="1">Command line – yum</text:h>
      <text:p text:style-name="Standard"/>
      <text:p text:style-name="Standard">Show the list of packages available via <text:span text:style-name="T1">yum</text:span>. The first time you run this it may take a little while to download the descriptive headers of the available RPMs. After the first time, <text:span text:style-name="T1">yum</text:span> will usually use its cached data rather than downloading the headers or package lists again.</text:p>
      <text:p text:style-name="P7"/>
      <text:p text:style-name="Standard">Check the list of available packages for any containing the word “<text:span text:style-name="T1">php</text:span>”. Look at the more detailed info for <text:span text:style-name="T1">php-mysql</text:span>. Now use yum to install <text:span text:style-name="T1">php-mysql</text:span>. Note that <text:span text:style-name="T1">yum</text:span> determines that some other packages are required in order for <text:span text:style-name="T1">php-mysql</text:span> to function and installs them also.</text:p>
      <text:p text:style-name="Standard"/>
      <text:p text:style-name="Standard">Once the <text:span text:style-name="T1">php-mysql</text:span> install is complete, now begin to remove the underlying “<text:span text:style-name="T1">php-common</text:span>” package using <text:span text:style-name="T1">yum</text:span>. Say <text:span text:style-name="T4">no</text:span> to the prompt to actually remove it, but notice how <text:span text:style-name="T1">yum</text:span> detects other applications including <text:span text:style-name="T1">php-mysql</text:span> are dependent on the <text:span text:style-name="T1">php-common</text:span> package and would remove those too.</text:p>
      <text:p text:style-name="Standard"/>
      <text:h text:style-name="P9" text:outline-level="1">Graphical Tools</text:h>
      <text:p text:style-name="Standard"/>
      <text:p text:style-name="Standard">Start the graphical tool for adding distribution-supplied software: System-&gt;Administration-&gt;Add/Remove Software. Browse through the various categories to see what else is available with the distribution but not installed. You can choose to install some if you like, but it is not required. <text:s/>Quit the tool when you are finished browsing.</text:p>
      <text:p text:style-name="Standard"/>
      <text:p text:style-name="Standard"/>
      <text:list xml:id="list9036958696523102955" text:style-name="WW8Num7">
        <text:list-item>
          <text:p text:style-name="P12">In Ubuntu, download and attempt to install an original source package.</text:p>
        </text:list-item>
      </text:list>
      <text:p text:style-name="Standard"/>
      <text:p text:style-name="Standard">Use the VirtualBox Snapshot function. If you mess up your system you can Revert to this later.</text:p>
      <text:p text:style-name="P1"/>
      <text:p text:style-name="Standard">Log in as your normal user and open a shell window via the Dash icon and typing “Terminal”. </text:p>
      <text:p text:style-name="Standard"/>
      <text:p text:style-name="Standard"><text:span text:style-name="T4">xpaint via source:</text:span> Download the source code .tar.bz2 file for the “<text:span text:style-name="T1">xpaint</text:span>” simple graphics paint program from Sourceforge.net (search for <text:span text:style-name="T1">xpaint</text:span>, use the latest, <text:span text:style-name="T5">xpaint-2.9.10.3.tar.bz2</text:span> version under “<text:span text:style-name="T10">F</text:span>iles”, “sf-xpaint”. In your Terminal window decompress and untar it, and attempt to follow the installation instructions. There may be missing dependencies or other errors – you can try to resolve those if you wish, but you don't have to for the lab. </text:p>
      <text:p text:style-name="Standard"/>
      <text:p text:style-name="Standard">Find the source code of a package of your own choosing (sourceforge.net or <text:a xlink:type="simple" xlink:href="http://www.gnu.org/directory" text:style-name="Internet_20_link" text:visited-style-name="Visited_20_Internet_20_Link"><text:span text:style-name="Internet_20_link">www.gnu.org/directory</text:span></text:a> are good starting points). <text:s/>Download it, and try to compile and install it. If it fails, you can try to resolve the problems if you want to, but a successful install is not required for the lab – just the attempt.</text:p>
      <text:p text:style-name="P7"/>
      <text:p text:style-name="P8"/>
      <text:list xml:id="list233419912451229" text:continue-numbering="true" text:style-name="WW8Num7">
        <text:list-item>
          <text:p text:style-name="P12">In your Ubuntu VM, use the <text:span text:style-name="T1">dpkg,</text:span> <text:span text:style-name="T1">apt-</text:span>*, and <text:span text:style-name="T1">synaptic</text:span> tools to manipulate packages. </text:p>
        </text:list-item>
      </text:list>
      <text:p text:style-name="Standard"/>
      <text:p text:style-name="Standard">Switch to the root user via “<text:span text:style-name="T1">sudo –s</text:span>”. <text:s/>The password being asked for is your normal user password, not the root password (in Ubuntu there isn’t one, by default). For clarification of sudo/root on Ubuntu, see <text:a xlink:type="simple" xlink:href="https://help.ubuntu.com/community/RootSudo" text:style-name="Internet_20_link" text:visited-style-name="Visited_20_Internet_20_Link"><text:span text:style-name="Internet_20_link">this</text:span></text:a>.</text:p>
      <text:p text:style-name="Standard"/>
      <text:list xml:id="list233419752366409" text:continue-numbering="true" text:style-name="WW8Num7">
        <text:list-header>
          <text:p text:style-name="P12">Before running any package management commands in an apt based distribution (like Ubuntu), it's important to update the system’s list of available packages <text:span text:style-name="T10">once per day</text:span>. Do this by executing “<text:span text:style-name="T1">apt-get update</text:span><text:span text:style-name="T7">”</text:span><text:span text:style-name="T6">.</text:span> <text:s/>If you get “could not open / unable to lock” errors, you are probably running as your normal user rather than the needed root level, or another package management tool (like the system updater) is also running.</text:p>
        </text:list-header>
      </text:list>
      <text:p text:style-name="Standard"/>
      <text:p text:style-name="Standard"><text:span text:style-name="T4">xpaint via Ubuntu package management:</text:span> Check to see if the “<text:span text:style-name="T1">xpaint</text:span>” package is already installed. Check the list of all available packages to see if <text:span text:style-name="T1">xpaint</text:span> is available in packaged form. Install it with <text:span text:style-name="T1">apt-get</text:span> to take advantage of the dependency tracking. Note how any additional packages are installed for you. Try running <text:span text:style-name="T1">xpaint</text:span> to see that it works.</text:p>
      <text:p text:style-name="P7"/>
      <text:p text:style-name="Standard">Try removing the <text:span text:style-name="T1">libxaw3dxft6</text:span> package that <text:span text:style-name="T1">xpaint</text:span> depends on, first using <text:span text:style-name="T1">dpkg</text:span> and then using <text:span text:style-name="T1">apt-get</text:span>. Note how <text:span text:style-name="T1">dpkg</text:span> just alerts you to the package that depends on <text:span text:style-name="T1">libxaw3dxft6</text:span> and then fails, but <text:span text:style-name="T1">apt-get</text:span> actually removes it for you. Now reinstall <text:span text:style-name="T1">xpaint</text:span> to put it all back.</text:p>
      <text:p text:style-name="Standard"/>
      <text:p text:style-name="Standard">Run the graphical package manager (“Ubuntu Software Center” on the Launcher bar) and choose some other package to install. Install it. Once installed, verify (with <text:span text:style-name="T1">dpkg</text:span>) that the package is in the “installed” state.</text:p>
      <text:p text:style-name="Standard"/>
      <text:list xml:id="list233420244894737" text:continue-numbering="true" text:style-name="WW8Num7">
        <text:list-item>
          <text:p text:style-name="P13">Submit writeup via the “Browse my computer” file upload button in the Lab's page in the Lab Exercises folder.</text:p>
        </text:list-item>
      </text:list>
      <text:p text:style-name="P5"/>
      <text:p text:style-name="Standard">The deliverable for this lab is a brief (2/3 to 1 page single spaced) <text:span text:style-name="T8">Libre/</text:span>OpenOffice Writer document containing a writeup in of your experiences with this lab – what went well, what went poorly, how you think the process could be improved, and how it compares to software installation and updating processes in other computing environments you’ve worked with. You should mention what packages you chose on your own to try to install (3<text:span text:style-name="T3">rd</text:span> party RPM in step 1, app from source in step 2, and Ubuntu package in Software Center in step 3), and discuss what happened with each when you tried to install them. Your installs do not have to be successful, you just have to attempt them. </text:p>
      <text:p text:style-name="Standard"/>
      <text:p text:style-name="Standard"/>
      <text:p text:style-name="Standard"/>
      <text:p text:style-name="Standard"/>
      <text:p text:style-name="P6"/>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1"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1" style:font-family-asian="SimSun, 'Arial Unicode M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tyle="italic" style:font-style-asian="italic" style:font-style-complex="italic"/>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fo:font-size="13.5pt" fo:font-weight="bold" style:font-size-asian="13.5pt" style:font-weight-asian="bold" style:font-size-complex="13.5pt"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nt0"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text:start-value="2">
        <style:list-level-properties text:list-level-position-and-space-mode="label-alignment">
          <style:list-level-label-alignment text:label-followed-by="listtab" fo:text-inden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in" fo:margin-bottom="0.4in" fo:margin-left="0.7in" fo:margin-right="0.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in" fo:margin-left="0in" fo:margin-right="0in" fo:margin-top="0.161in" style:dynamic-spacing="true"/>
      </style:footer-style>
    </style:page-layout>
    <style:page-layout style:name="Mpm2">
      <style:page-layout-properties fo:page-width="8.5in" fo:page-height="11in" style:num-format="1" style:print-orientation="portrait" fo:margin-top="0.6in" fo:margin-bottom="0.6in" fo:margin-left="0.7in" fo:margin-right="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95-799 Lab 2 <text:s text:c="4"/><text:tab/>Page <text:page-number text:select-page="current">3</text:page-number> of <text:page-count style:num-format="1">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95-799 Linux</dc:title>
    <meta:initial-creator>Dennis Moul</meta:initial-creator>
    <meta:creation-date>2006-09-19T00:01:00</meta:creation-date>
    <dc:creator>Dennis Moul</dc:creator>
    <dc:date>2016-03-29T23:34:17.939000000</dc:date>
    <meta:print-date>2011-09-22T14:53:17.35</meta:print-date>
    <meta:editing-cycles>52</meta:editing-cycles>
    <meta:editing-duration>P5DT11H43M33S</meta:editing-duration>
    <meta:generator>LibreOffice/5.0.2.2$Windows_x86 LibreOffice_project/37b43f919e4de5eeaca9b9755ed688758a8251fe</meta:generator>
    <meta:printed-by>Dennis Moul</meta:printed-by>
    <meta:document-statistic meta:table-count="0" meta:image-count="0" meta:object-count="0" meta:page-count="3" meta:paragraph-count="42" meta:word-count="1343" meta:character-count="7989" meta:non-whitespace-character-count="6659"/>
  </office:meta>
</office:document-meta>
</file>